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A000000EC4CD32483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>
        <style:tab-stops>
          <style:tab-stop style:position="6.152cm"/>
        </style:tab-stops>
      </style:paragraph-properties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 style:master-page-name="Standard">
      <style:paragraph-properties fo:text-align="justify" style:justify-single-word="false" style:page-number="auto">
        <style:tab-stops>
          <style:tab-stop style:position="6.152cm"/>
        </style:tab-stops>
      </style:paragraph-properties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list xml:id="list4133079898391149797" text:style-name="L1">
        <text:list-item>
          <text:p text:style-name="P7">Seleccionar de la tabla EMPLE aquellos empleados del departamento 20 y cuyo oficio sea ‘ANALISTA’. La consulta se ha de ordenar de modo descendente por APELLIDO y también de manera descendente por número de empleado.</text:p>
          <text:p text:style-name="P7"/>
        </text:list-item>
        <text:list-item>
          <text:p text:style-name="P7">Mostrar el apellido, oficio y fecha de alta de los empleados contratados entre los meses de mayo y setiembre del año 1981. Obtener la salida ordenada por fecha de alta.</text:p>
          <text:p text:style-name="P7"/>
        </text:list-item>
        <text:list-item>
          <text:p text:style-name="P7"><text:s/>Mostrar los apellidos de los empleados concatenados con el oficio, separados por una coma y un espacio en blanco y ordenados por el apellido. Llamar a la columna 'EMPLE y OFI'.</text:p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fo:background-color="transparent" fo:padding="0.049cm" fo:border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fo:line-height="100%" fo:orphans="2" fo:widows="2"/>
      <style:text-properties style:use-window-font-color="true" style:font-name="Tahoma" fo:font-size="8pt" style:font-name-asian="Calibri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1.5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4CD32483.jpg" xlink:type="simple" xlink:show="embed" xlink:actuate="onLoad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13-01-07T18:08:38.02</meta:creation-date>
    <meta:editing-cycles>7</meta:editing-cycles>
    <meta:editing-duration>PT18M17S</meta:editing-duration>
    <meta:initial-creator>B I-I</meta:initial-creator>
    <dc:date>2017-01-06T13:48:14</dc:date>
    <dc:creator>B. I-I </dc:creator>
    <meta:document-statistic meta:table-count="1" meta:image-count="1" meta:object-count="0" meta:page-count="1" meta:paragraph-count="7" meta:word-count="107" meta:character-count="779"/>
    <meta:user-defined meta:name="Info 1"/>
    <meta:user-defined meta:name="Info 2"/>
    <meta:user-defined meta:name="Info 3"/>
    <meta:user-defined meta:name="Info 4"/>
    <meta:template xlink:type="simple" xlink:actuate="onRequest" xlink:title="Plantilla_ejercicios_examenes_BD" xlink:href="../../../Plantilla_ejercicios_examenes_BD.ott" meta:date="2013-01-07T18:08:37.53"/>
  </office:meta>
</office:document-meta>
</file>